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A00000150D7C7AA8BDFE228F7.png" manifest:media-type="image/png"/>
  <manifest:file-entry manifest:full-path="Pictures/100000000000017F000002A5F566EA77839CC55B.png" manifest:media-type="image/png"/>
  <manifest:file-entry manifest:full-path="Pictures/1000000000000185000002A9E3ACACAB42DC759A.png" manifest:media-type="image/png"/>
  <manifest:file-entry manifest:full-path="Pictures/100002000000008000000080065B158C93CE54E8.png" manifest:media-type="image/png"/>
  <manifest:file-entry manifest:full-path="Pictures/10000000000002D00000021CADBA919C59472437.jpg" manifest:media-type="image/jpeg"/>
  <manifest:file-entry manifest:full-path="Pictures/10000201000001FC0000017A1FCA4243F6D44950.png" manifest:media-type="image/png"/>
  <manifest:file-entry manifest:full-path="Pictures/10000000000002D00000021C9A486A8EDFE5B991.jpg" manifest:media-type="image/jpeg"/>
  <manifest:file-entry manifest:full-path="Pictures/1000000400000087000000B0F02231167A51BCC5.gif" manifest:media-type="image/gif"/>
  <manifest:file-entry manifest:full-path="Pictures/100002010000136000001274D4AD92FCE4688D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2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0.954cm" svg:height="3.174cm" svg:x="3.175cm" svg:y="0.763cm" presentation:class="title" presentation:user-transformed="true">
          <draw:text-box>
            <text:p text:style-name="P1"><text:span text:style-name="T2">Routing</text:span></text:p>
          </draw:text-box>
        </draw:frame>
        <draw:frame draw:style-name="gr2" draw:text-style-name="P6" draw:layer="layout" svg:width="15.174cm" svg:height="14.452cm" svg:x="5.908cm" svg:y="3.81cm">
          <draw:image xlink:href="Pictures/100002010000136000001274D4AD92FCE4688D7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5" draw:layer="layout" svg:width="20.954cm" svg:height="3.174cm" svg:x="3.175cm" svg:y="0.763cm" presentation:class="title" presentation:user-transformed="true">
          <draw:text-box>
            <text:p text:style-name="P1"><text:span text:style-name="T2">Login y registro</text:span></text:p>
          </draw:text-box>
        </draw:frame>
        <draw:frame draw:style-name="gr3" draw:text-style-name="P7" draw:layer="layout" svg:width="7.254cm" svg:height="12.7cm" svg:x="13.97cm" svg:y="4.064cm">
          <draw:image xlink:href="Pictures/1000000000000185000002A9E3ACACAB42DC759A.png" xlink:type="simple" xlink:show="embed" xlink:actuate="onLoad">
            <text:p/>
          </draw:image>
        </draw:frame>
        <draw:frame draw:style-name="gr3" draw:text-style-name="P7" draw:layer="layout" svg:width="7.183cm" svg:height="12.697cm" svg:x="5.334cm" svg:y="4.067cm">
          <draw:image xlink:href="Pictures/100000000000017F000002A5F566EA77839CC5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7" draw:text-style-name="P5" draw:layer="layout" svg:width="20.954cm" svg:height="3.174cm" svg:x="3.175cm" svg:y="0.763cm" presentation:class="title" presentation:user-transformed="true">
          <draw:text-box>
            <text:p text:style-name="P1"><text:span text:style-name="T2">Trello</text:span></text:p>
          </draw:text-box>
        </draw:frame>
        <draw:frame draw:style-name="gr3" draw:text-style-name="P7" draw:layer="layout" svg:width="22.277cm" svg:height="8.889cm" svg:x="2.794cm" svg:y="3.811cm">
          <draw:image xlink:href="Pictures/100000000000034A00000150D7C7AA8BDFE228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5</meta:editing-cycles>
    <meta:creation-date>2021-01-18T14:31:15.283756298</meta:creation-date>
    <dc:date>2021-01-20T08:41:23.769431531</dc:date>
    <meta:editing-duration>PT2H44M28S</meta:editing-duration>
    <meta:generator>LibreOffice/6.0.7.3$Linux_X86_64 LibreOffice_project/00m0$Build-3</meta:generator>
    <meta:document-statistic meta:object-count="74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